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937in"/>
    </style:style>
    <style:style style:name="co2" style:family="table-column">
      <style:table-column-properties fo:break-before="auto" style:column-width="0.9146in"/>
    </style:style>
    <style:style style:name="co3" style:family="table-column">
      <style:table-column-properties fo:break-before="auto" style:column-width="1.4291in"/>
    </style:style>
    <style:style style:name="co4" style:family="table-column">
      <style:table-column-properties fo:break-before="auto" style:column-width="1.8472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dimenstionless_phase_ratio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Phase ratios estimated from CADET (aside from the CEX data, which were estimated directly from flow-through volumes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sin</text:p>
          </table:table-cell>
          <table:table-cell office:value-type="string" calcext:value-type="string">
            <text:p>Protein</text:p>
          </table:table-cell>
          <table:table-cell office:value-type="string" calcext:value-type="string">
            <text:p>Total porosity (eps_t)</text:p>
          </table:table-cell>
          <table:table-cell office:value-type="string" calcext:value-type="string">
            <text:p>Phase ratio (dimensionles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pto Q</text:p>
          </table:table-cell>
          <table:table-cell office:value-type="string" calcext:value-type="string">
            <text:p>ADH</text:p>
          </table:table-cell>
          <table:table-cell office:value-type="float" office:value="0.61" calcext:value-type="float">
            <text:p>0.61</text:p>
          </table:table-cell>
          <table:table-cell office:value-type="float" office:value="0.64" calcext:value-type="float">
            <text:p>0.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pto Q</text:p>
          </table:table-cell>
          <table:table-cell office:value-type="string" calcext:value-type="string">
            <text:p>BLB</text:p>
          </table:table-cell>
          <table:table-cell office:value-type="float" office:value="0.62" calcext:value-type="float">
            <text:p>0.62</text:p>
          </table:table-cell>
          <table:table-cell office:value-type="float" office:value="0.61" calcext:value-type="float">
            <text:p>0.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pto Q</text:p>
          </table:table-cell>
          <table:table-cell office:value-type="string" calcext:value-type="string">
            <text:p>CAT</text:p>
          </table:table-cell>
          <table:table-cell office:value-type="float" office:value="0.52" calcext:value-type="float">
            <text:p>0.52</text:p>
          </table:table-cell>
          <table:table-cell office:value-type="float" office:value="0.91" calcext:value-type="float">
            <text:p>0.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pto Q</text:p>
          </table:table-cell>
          <table:table-cell office:value-type="string" calcext:value-type="string">
            <text:p>OVA</text:p>
          </table:table-cell>
          <table:table-cell office:value-type="float" office:value="0.61" calcext:value-type="float">
            <text:p>0.61</text:p>
          </table:table-cell>
          <table:table-cell office:value-type="float" office:value="0.64" calcext:value-type="float">
            <text:p>0.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ROS 50 HQ</text:p>
          </table:table-cell>
          <table:table-cell office:value-type="string" calcext:value-type="string">
            <text:p>ADH</text:p>
          </table:table-cell>
          <table:table-cell office:value-type="float" office:value="0.7" calcext:value-type="float">
            <text:p>0.7</text:p>
          </table:table-cell>
          <table:table-cell office:value-type="float" office:value="0.43" calcext:value-type="float">
            <text:p>0.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ROS 50 HQ</text:p>
          </table:table-cell>
          <table:table-cell office:value-type="string" calcext:value-type="string">
            <text:p>BLB</text:p>
          </table:table-cell>
          <table:table-cell office:value-type="float" office:value="0.69" calcext:value-type="float">
            <text:p>0.69</text:p>
          </table:table-cell>
          <table:table-cell office:value-type="float" office:value="0.46" calcext:value-type="float">
            <text:p>0.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ROS 50 HQ</text:p>
          </table:table-cell>
          <table:table-cell office:value-type="string" calcext:value-type="string">
            <text:p>CAT</text:p>
          </table:table-cell>
          <table:table-cell office:value-type="float" office:value="0.7" calcext:value-type="float">
            <text:p>0.7</text:p>
          </table:table-cell>
          <table:table-cell office:value-type="float" office:value="0.44" calcext:value-type="float">
            <text:p>0.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ROS 50 HQ</text:p>
          </table:table-cell>
          <table:table-cell office:value-type="string" calcext:value-type="string">
            <text:p>OVA</text:p>
          </table:table-cell>
          <table:table-cell office:value-type="float" office:value="0.68" calcext:value-type="float">
            <text:p>0.68</text:p>
          </table:table-cell>
          <table:table-cell office:value-type="float" office:value="0.47" calcext:value-type="float">
            <text:p>0.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ROS XQ</text:p>
          </table:table-cell>
          <table:table-cell office:value-type="string" calcext:value-type="string">
            <text:p>ADH</text:p>
          </table:table-cell>
          <table:table-cell office:value-type="float" office:value="0.52" calcext:value-type="float">
            <text:p>0.52</text:p>
          </table:table-cell>
          <table:table-cell office:value-type="float" office:value="0.91" calcext:value-type="float">
            <text:p>0.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ROS XQ</text:p>
          </table:table-cell>
          <table:table-cell office:value-type="string" calcext:value-type="string">
            <text:p>BLB</text:p>
          </table:table-cell>
          <table:table-cell office:value-type="float" office:value="0.57" calcext:value-type="float">
            <text:p>0.57</text:p>
          </table:table-cell>
          <table:table-cell office:value-type="float" office:value="0.76" calcext:value-type="float">
            <text:p>0.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ROS XQ</text:p>
          </table:table-cell>
          <table:table-cell office:value-type="string" calcext:value-type="string">
            <text:p>CAT</text:p>
          </table:table-cell>
          <table:table-cell office:value-type="float" office:value="0.52" calcext:value-type="float">
            <text:p>0.52</text:p>
          </table:table-cell>
          <table:table-cell office:value-type="float" office:value="0.94" calcext:value-type="float">
            <text:p>0.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ROS XQ</text:p>
          </table:table-cell>
          <table:table-cell office:value-type="string" calcext:value-type="string">
            <text:p>OVA</text:p>
          </table:table-cell>
          <table:table-cell office:value-type="float" office:value="0.55" calcext:value-type="float">
            <text:p>0.55</text:p>
          </table:table-cell>
          <table:table-cell office:value-type="float" office:value="0.81" calcext:value-type="float">
            <text:p>0.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 Sepharose FF</text:p>
          </table:table-cell>
          <table:table-cell office:value-type="string" calcext:value-type="string">
            <text:p>LYS</text:p>
          </table:table-cell>
          <table:table-cell office:value-type="float" office:value="0.9" calcext:value-type="float">
            <text:p>0.9</text:p>
          </table:table-cell>
          <table:table-cell office:value-type="float" office:value="0.12" calcext:value-type="float">
            <text:p>0.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 Sepharose FF</text:p>
          </table:table-cell>
          <table:table-cell office:value-type="string" calcext:value-type="string">
            <text:p>mAb D</text:p>
          </table:table-cell>
          <table:table-cell office:value-type="float" office:value="0.78" calcext:value-type="float">
            <text:p>0.78</text:p>
          </table:table-cell>
          <table:table-cell office:value-type="float" office:value="0.28" calcext:value-type="float">
            <text:p>0.28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Inconsistency in CADET estimates because the extra-column volumes were inconsistently varied to fit results, which effects the estimated void volume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Column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upplier</text:p>
          </table:table-cell>
          <table:table-cell office:value-type="string" calcext:value-type="string">
            <text:p>resin</text:p>
          </table:table-cell>
          <table:table-cell office:value-type="string" calcext:value-type="string">
            <text:p>L (mm)</text:p>
          </table:table-cell>
          <table:table-cell office:value-type="string" calcext:value-type="string">
            <text:p>ID (mm)</text:p>
          </table:table-cell>
          <table:table-cell office:value-type="string" calcext:value-type="string">
            <text:p>V (ml)</text:p>
          </table:table-cell>
          <table:table-cell office:value-type="string" calcext:value-type="string">
            <text:p>Proteins</text:p>
          </table:table-cell>
          <table:table-cell office:value-type="string" calcext:value-type="string">
            <text:p>Flow rate (ml/min) for 300 cm/h</text:p>
          </table:table-cell>
          <table:table-cell/>
        </table:table-row>
        <table:table-row table:style-name="ro1">
          <table:table-cell office:value-type="string" calcext:value-type="string">
            <text:p>Waters</text:p>
          </table:table-cell>
          <table:table-cell office:value-type="string" calcext:value-type="string">
            <text:p>PHQ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0.824668072" calcext:value-type="float">
            <text:p>0.824668072</text:p>
          </table:table-cell>
          <table:table-cell office:value-type="string" calcext:value-type="string">
            <text:p>All</text:p>
          </table:table-cell>
          <table:table-cell office:value-type="float" office:value="0.98" calcext:value-type="float">
            <text:p>0.98</text:p>
          </table:table-cell>
          <table:table-cell/>
        </table:table-row>
        <table:table-row table:style-name="ro1">
          <table:table-cell office:value-type="string" calcext:value-type="string">
            <text:p>Waters</text:p>
          </table:table-cell>
          <table:table-cell office:value-type="string" calcext:value-type="string">
            <text:p>PXQ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float" office:value="0.844303026" calcext:value-type="float">
            <text:p>0.844303026</text:p>
          </table:table-cell>
          <table:table-cell office:value-type="string" calcext:value-type="string">
            <text:p>All</text:p>
          </table:table-cell>
          <table:table-cell office:value-type="float" office:value="0.98" calcext:value-type="float">
            <text:p>0.98</text:p>
          </table:table-cell>
          <table:table-cell/>
        </table:table-row>
        <table:table-row table:style-name="ro1">
          <table:table-cell office:value-type="string" calcext:value-type="string">
            <text:p>Waters</text:p>
          </table:table-cell>
          <table:table-cell office:value-type="string" calcext:value-type="string">
            <text:p>CQ 1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1.001382658" calcext:value-type="float">
            <text:p>1.001382658</text:p>
          </table:table-cell>
          <table:table-cell office:value-type="string" calcext:value-type="string">
            <text:p>blg, cat, some ova</text:p>
          </table:table-cell>
          <table:table-cell office:value-type="float" office:value="0.98" calcext:value-type="float">
            <text:p>0.98</text:p>
          </table:table-cell>
          <table:table-cell/>
        </table:table-row>
        <table:table-row table:style-name="ro1">
          <table:table-cell office:value-type="string" calcext:value-type="string">
            <text:p>Waters</text:p>
          </table:table-cell>
          <table:table-cell office:value-type="string" calcext:value-type="string">
            <text:p>CQ 2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float" office:value="1.060287521" calcext:value-type="float">
            <text:p>1.060287521</text:p>
          </table:table-cell>
          <table:table-cell office:value-type="string" calcext:value-type="string">
            <text:p>some ova</text:p>
          </table:table-cell>
          <table:table-cell office:value-type="float" office:value="0.98" calcext:value-type="float">
            <text:p>0.98</text:p>
          </table:table-cell>
          <table:table-cell/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CQ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2.905973205" calcext:value-type="float">
            <text:p>2.905973205</text:p>
          </table:table-cell>
          <table:table-cell office:value-type="string" calcext:value-type="string">
            <text:p>adh</text:p>
          </table:table-cell>
          <table:table-cell office:value-type="float" office:value="3.93" calcext:value-type="float">
            <text:p>3.93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Average flow-through times in data sheets containing all AEX data for a given protei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otein</text:p>
          </table:table-cell>
          <table:table-cell office:value-type="string" calcext:value-type="string">
            <text:p>Resin</text:p>
          </table:table-cell>
          <table:table-cell office:value-type="string" calcext:value-type="string">
            <text:p>t0 (min)</text:p>
          </table:table-cell>
          <table:table-cell office:value-type="string" calcext:value-type="string">
            <text:p>Q (ml/min)</text:p>
          </table:table-cell>
          <table:table-cell office:value-type="string" calcext:value-type="string">
            <text:p>V0 (ml)</text:p>
          </table:table-cell>
          <table:table-cell office:value-type="string" calcext:value-type="string">
            <text:p>V_col (ml)</text:p>
          </table:table-cell>
          <table:table-cell office:value-type="string" calcext:value-type="string">
            <text:p>Total porosity (eps_t)</text:p>
          </table:table-cell>
          <table:table-cell office:value-type="string" calcext:value-type="string">
            <text:p>Phase ratio (dimensionless)</text:p>
          </table:table-cell>
        </table:table-row>
        <table:table-row table:style-name="ro1">
          <table:table-cell office:value-type="string" calcext:value-type="string">
            <text:p>adh</text:p>
          </table:table-cell>
          <table:table-cell office:value-type="string" calcext:value-type="string">
            <text:p>CQ</text:p>
          </table:table-cell>
          <table:table-cell office:value-type="float" office:value="0.316191996" calcext:value-type="float">
            <text:p>0.316191996</text:p>
          </table:table-cell>
          <table:table-cell office:value-type="float" office:value="3.93" calcext:value-type="float">
            <text:p>3.93</text:p>
          </table:table-cell>
          <table:table-cell office:value-type="float" office:value="1.242634544" calcext:value-type="float">
            <text:p>1.242634544</text:p>
          </table:table-cell>
          <table:table-cell office:value-type="float" office:value="2.905973205" calcext:value-type="float">
            <text:p>2.905973205</text:p>
          </table:table-cell>
          <table:table-cell office:value-type="float" office:value="0.427613903" calcext:value-type="float">
            <text:p>0.427613903</text:p>
          </table:table-cell>
          <table:table-cell office:value-type="float" office:value="1.338558202" calcext:value-type="float">
            <text:p>1.338558202</text:p>
          </table:table-cell>
        </table:table-row>
        <table:table-row table:style-name="ro1">
          <table:table-cell office:value-type="string" calcext:value-type="string">
            <text:p>adh</text:p>
          </table:table-cell>
          <table:table-cell office:value-type="string" calcext:value-type="string">
            <text:p>PHQ</text:p>
          </table:table-cell>
          <table:table-cell office:value-type="float" office:value="0.616550949" calcext:value-type="float">
            <text:p>0.616550949</text:p>
          </table:table-cell>
          <table:table-cell office:value-type="float" office:value="0.98" calcext:value-type="float">
            <text:p>0.98</text:p>
          </table:table-cell>
          <table:table-cell office:value-type="float" office:value="0.60421993" calcext:value-type="float">
            <text:p>0.60421993</text:p>
          </table:table-cell>
          <table:table-cell office:value-type="float" office:value="0.824668072" calcext:value-type="float">
            <text:p>0.824668072</text:p>
          </table:table-cell>
          <table:table-cell office:value-type="float" office:value="0.73268258" calcext:value-type="float">
            <text:p>0.73268258</text:p>
          </table:table-cell>
          <table:table-cell office:value-type="float" office:value="0.364847517" calcext:value-type="float">
            <text:p>0.364847517</text:p>
          </table:table-cell>
        </table:table-row>
        <table:table-row table:style-name="ro1">
          <table:table-cell office:value-type="string" calcext:value-type="string">
            <text:p>adh</text:p>
          </table:table-cell>
          <table:table-cell office:value-type="string" calcext:value-type="string">
            <text:p>PXQ</text:p>
          </table:table-cell>
          <table:table-cell office:value-type="float" office:value="0.423973527" calcext:value-type="float">
            <text:p>0.423973527</text:p>
          </table:table-cell>
          <table:table-cell office:value-type="float" office:value="0.98" calcext:value-type="float">
            <text:p>0.98</text:p>
          </table:table-cell>
          <table:table-cell office:value-type="float" office:value="0.415494057" calcext:value-type="float">
            <text:p>0.415494057</text:p>
          </table:table-cell>
          <table:table-cell office:value-type="float" office:value="0.844303026" calcext:value-type="float">
            <text:p>0.844303026</text:p>
          </table:table-cell>
          <table:table-cell office:value-type="float" office:value="0.49211485" calcext:value-type="float">
            <text:p>0.49211485</text:p>
          </table:table-cell>
          <table:table-cell office:value-type="float" office:value="1.032045974" calcext:value-type="float">
            <text:p>1.032045974</text:p>
          </table:table-cell>
        </table:table-row>
        <table:table-row table:style-name="ro1">
          <table:table-cell office:value-type="string" calcext:value-type="string">
            <text:p>blg</text:p>
          </table:table-cell>
          <table:table-cell office:value-type="string" calcext:value-type="string">
            <text:p>CQ</text:p>
          </table:table-cell>
          <table:table-cell office:value-type="float" office:value="0.556616441" calcext:value-type="float">
            <text:p>0.556616441</text:p>
          </table:table-cell>
          <table:table-cell office:value-type="float" office:value="0.98" calcext:value-type="float">
            <text:p>0.98</text:p>
          </table:table-cell>
          <table:table-cell office:value-type="float" office:value="0.545484112" calcext:value-type="float">
            <text:p>0.545484112</text:p>
          </table:table-cell>
          <table:table-cell office:value-type="float" office:value="1.001382658" calcext:value-type="float">
            <text:p>1.001382658</text:p>
          </table:table-cell>
          <table:table-cell office:value-type="float" office:value="0.544730935" calcext:value-type="float">
            <text:p>0.544730935</text:p>
          </table:table-cell>
          <table:table-cell office:value-type="float" office:value="0.835768698" calcext:value-type="float">
            <text:p>0.835768698</text:p>
          </table:table-cell>
        </table:table-row>
        <table:table-row table:style-name="ro1">
          <table:table-cell office:value-type="string" calcext:value-type="string">
            <text:p>blg</text:p>
          </table:table-cell>
          <table:table-cell office:value-type="string" calcext:value-type="string">
            <text:p>PHQ</text:p>
          </table:table-cell>
          <table:table-cell office:value-type="float" office:value="0.630288809" calcext:value-type="float">
            <text:p>0.630288809</text:p>
          </table:table-cell>
          <table:table-cell office:value-type="float" office:value="0.98" calcext:value-type="float">
            <text:p>0.98</text:p>
          </table:table-cell>
          <table:table-cell office:value-type="float" office:value="0.617683033" calcext:value-type="float">
            <text:p>0.617683033</text:p>
          </table:table-cell>
          <table:table-cell office:value-type="float" office:value="0.824668072" calcext:value-type="float">
            <text:p>0.824668072</text:p>
          </table:table-cell>
          <table:table-cell office:value-type="float" office:value="0.749008061" calcext:value-type="float">
            <text:p>0.749008061</text:p>
          </table:table-cell>
          <table:table-cell office:value-type="float" office:value="0.335099116" calcext:value-type="float">
            <text:p>0.335099116</text:p>
          </table:table-cell>
        </table:table-row>
        <table:table-row table:style-name="ro1">
          <table:table-cell office:value-type="string" calcext:value-type="string">
            <text:p>blg</text:p>
          </table:table-cell>
          <table:table-cell office:value-type="string" calcext:value-type="string">
            <text:p>PXQ</text:p>
          </table:table-cell>
          <table:table-cell office:value-type="float" office:value="0.42955471" calcext:value-type="float">
            <text:p>0.42955471</text:p>
          </table:table-cell>
          <table:table-cell office:value-type="float" office:value="0.98" calcext:value-type="float">
            <text:p>0.98</text:p>
          </table:table-cell>
          <table:table-cell office:value-type="float" office:value="0.420963616" calcext:value-type="float">
            <text:p>0.420963616</text:p>
          </table:table-cell>
          <table:table-cell office:value-type="float" office:value="0.844303026" calcext:value-type="float">
            <text:p>0.844303026</text:p>
          </table:table-cell>
          <table:table-cell office:value-type="float" office:value="0.498593044" calcext:value-type="float">
            <text:p>0.498593044</text:p>
          </table:table-cell>
          <table:table-cell office:value-type="float" office:value="1.005643703" calcext:value-type="float">
            <text:p>1.005643703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CQ</text:p>
          </table:table-cell>
          <table:table-cell office:value-type="float" office:value="0.561117359" calcext:value-type="float">
            <text:p>0.561117359</text:p>
          </table:table-cell>
          <table:table-cell office:value-type="float" office:value="0.98" calcext:value-type="float">
            <text:p>0.98</text:p>
          </table:table-cell>
          <table:table-cell office:value-type="float" office:value="0.549895012" calcext:value-type="float">
            <text:p>0.549895012</text:p>
          </table:table-cell>
          <table:table-cell office:value-type="float" office:value="1.001382658" calcext:value-type="float">
            <text:p>1.001382658</text:p>
          </table:table-cell>
          <table:table-cell office:value-type="float" office:value="0.549135745" calcext:value-type="float">
            <text:p>0.549135745</text:p>
          </table:table-cell>
          <table:table-cell office:value-type="float" office:value="0.821043357" calcext:value-type="float">
            <text:p>0.821043357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PHQ</text:p>
          </table:table-cell>
          <table:table-cell office:value-type="float" office:value="0.58227339" calcext:value-type="float">
            <text:p>0.58227339</text:p>
          </table:table-cell>
          <table:table-cell office:value-type="float" office:value="0.98" calcext:value-type="float">
            <text:p>0.98</text:p>
          </table:table-cell>
          <table:table-cell office:value-type="float" office:value="0.570627922" calcext:value-type="float">
            <text:p>0.570627922</text:p>
          </table:table-cell>
          <table:table-cell office:value-type="float" office:value="0.824668072" calcext:value-type="float">
            <text:p>0.824668072</text:p>
          </table:table-cell>
          <table:table-cell office:value-type="float" office:value="0.691948606" calcext:value-type="float">
            <text:p>0.691948606</text:p>
          </table:table-cell>
          <table:table-cell office:value-type="float" office:value="0.445194038" calcext:value-type="float">
            <text:p>0.445194038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PXQ</text:p>
          </table:table-cell>
          <table:table-cell office:value-type="float" office:value="0.406130953" calcext:value-type="float">
            <text:p>0.406130953</text:p>
          </table:table-cell>
          <table:table-cell office:value-type="float" office:value="0.98" calcext:value-type="float">
            <text:p>0.98</text:p>
          </table:table-cell>
          <table:table-cell office:value-type="float" office:value="0.398008334" calcext:value-type="float">
            <text:p>0.398008334</text:p>
          </table:table-cell>
          <table:table-cell office:value-type="float" office:value="0.844303026" calcext:value-type="float">
            <text:p>0.844303026</text:p>
          </table:table-cell>
          <table:table-cell office:value-type="float" office:value="0.471404605" calcext:value-type="float">
            <text:p>0.471404605</text:p>
          </table:table-cell>
          <table:table-cell office:value-type="float" office:value="1.121319967" calcext:value-type="float">
            <text:p>1.121319967</text:p>
          </table:table-cell>
        </table:table-row>
        <table:table-row table:style-name="ro1">
          <table:table-cell table:style-name="ce2" office:value-type="string" calcext:value-type="string">
            <text:p>ova</text:p>
          </table:table-cell>
          <table:table-cell table:style-name="ce2" office:value-type="string" calcext:value-type="string">
            <text:p>CQ</text:p>
          </table:table-cell>
          <table:table-cell table:style-name="ce2" office:value-type="float" office:value="0.571237206" calcext:value-type="float">
            <text:p>0.571237206</text:p>
          </table:table-cell>
          <table:table-cell table:style-name="ce2" office:value-type="float" office:value="0.98" calcext:value-type="float">
            <text:p>0.98</text:p>
          </table:table-cell>
          <table:table-cell table:style-name="ce2" office:value-type="float" office:value="0.559812462" calcext:value-type="float">
            <text:p>0.559812462</text:p>
          </table:table-cell>
          <table:table-cell table:style-name="ce2" office:value-type="float" office:value="1.001382658" calcext:value-type="float">
            <text:p>1.001382658</text:p>
          </table:table-cell>
          <table:table-cell table:style-name="ce2" office:value-type="float" office:value="0.559039502" calcext:value-type="float">
            <text:p>0.559039502</text:p>
          </table:table-cell>
          <table:table-cell table:style-name="ce2" office:value-type="float" office:value="0.788782362" calcext:value-type="float">
            <text:p>0.788782362</text:p>
          </table:table-cell>
        </table:table-row>
        <table:table-row table:style-name="ro1">
          <table:table-cell office:value-type="string" calcext:value-type="string">
            <text:p>ova</text:p>
          </table:table-cell>
          <table:table-cell office:value-type="string" calcext:value-type="string">
            <text:p>PHQ</text:p>
          </table:table-cell>
          <table:table-cell office:value-type="float" office:value="0.611130721" calcext:value-type="float">
            <text:p>0.611130721</text:p>
          </table:table-cell>
          <table:table-cell office:value-type="float" office:value="0.98" calcext:value-type="float">
            <text:p>0.98</text:p>
          </table:table-cell>
          <table:table-cell office:value-type="float" office:value="0.598908106" calcext:value-type="float">
            <text:p>0.598908106</text:p>
          </table:table-cell>
          <table:table-cell office:value-type="float" office:value="0.824668072" calcext:value-type="float">
            <text:p>0.824668072</text:p>
          </table:table-cell>
          <table:table-cell office:value-type="float" office:value="0.726241414" calcext:value-type="float">
            <text:p>0.726241414</text:p>
          </table:table-cell>
          <table:table-cell office:value-type="float" office:value="0.376952596" calcext:value-type="float">
            <text:p>0.376952596</text:p>
          </table:table-cell>
        </table:table-row>
        <table:table-row table:style-name="ro1">
          <table:table-cell office:value-type="string" calcext:value-type="string">
            <text:p>ova</text:p>
          </table:table-cell>
          <table:table-cell office:value-type="string" calcext:value-type="string">
            <text:p>PXQ</text:p>
          </table:table-cell>
          <table:table-cell office:value-type="float" office:value="0.425355622" calcext:value-type="float">
            <text:p>0.425355622</text:p>
          </table:table-cell>
          <table:table-cell office:value-type="float" office:value="0.98" calcext:value-type="float">
            <text:p>0.98</text:p>
          </table:table-cell>
          <table:table-cell office:value-type="float" office:value="0.416848509" calcext:value-type="float">
            <text:p>0.416848509</text:p>
          </table:table-cell>
          <table:table-cell office:value-type="float" office:value="0.844303026" calcext:value-type="float">
            <text:p>0.844303026</text:p>
          </table:table-cell>
          <table:table-cell office:value-type="float" office:value="0.493719075" calcext:value-type="float">
            <text:p>0.493719075</text:p>
          </table:table-cell>
          <table:table-cell office:value-type="float" office:value="1.025443314" calcext:value-type="float">
            <text:p>1.025443314</text:p>
          </table:table-cell>
        </table:table-row>
        <table:table-row table:style-name="ro1">
          <table:table-cell table:style-name="ce2" office:value-type="string" calcext:value-type="string">
            <text:p>Inconsistency because a couple of runs were performed with a re-packed column, although the total column volume difference was accounted for</text:p>
          </table:table-cell>
          <table:table-cell table:number-columns-repeated="7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" office:value-type="string" calcext:value-type="string">
            <text:p>Duplicate flow-through times in data sheets containing all AEX data for a given protei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otein</text:p>
          </table:table-cell>
          <table:table-cell office:value-type="string" calcext:value-type="string">
            <text:p>Resin</text:p>
          </table:table-cell>
          <table:table-cell office:value-type="string" calcext:value-type="string">
            <text:p>t0_1 (min)</text:p>
          </table:table-cell>
          <table:table-cell office:value-type="string" calcext:value-type="string">
            <text:p>t0_2 (min)</text:p>
          </table:table-cell>
          <table:table-cell office:value-type="string" calcext:value-type="string">
            <text:p>Average (min)</text:p>
          </table:table-cell>
          <table:table-cell office:value-type="string" calcext:value-type="string">
            <text:p>Sample std (min)</text:p>
          </table:table-cell>
          <table:table-cell office:value-type="string" calcext:value-type="string">
            <text:p>RSD (%)</text:p>
          </table:table-cell>
          <table:table-cell/>
        </table:table-row>
        <table:table-row table:style-name="ro1">
          <table:table-cell office:value-type="string" calcext:value-type="string">
            <text:p>adh</text:p>
          </table:table-cell>
          <table:table-cell office:value-type="string" calcext:value-type="string">
            <text:p>CQ</text:p>
          </table:table-cell>
          <table:table-cell office:value-type="float" office:value="0.319681277" calcext:value-type="float">
            <text:p>0.319681277</text:p>
          </table:table-cell>
          <table:table-cell office:value-type="float" office:value="0.312702714" calcext:value-type="float">
            <text:p>0.312702714</text:p>
          </table:table-cell>
          <table:table-cell office:value-type="float" office:value="0.316191996" calcext:value-type="float">
            <text:p>0.316191996</text:p>
          </table:table-cell>
          <table:table-cell office:value-type="float" office:value="0.004934589" calcext:value-type="float">
            <text:p>0.004934589</text:p>
          </table:table-cell>
          <table:table-cell office:value-type="float" office:value="1.56" calcext:value-type="float">
            <text:p>1.56</text:p>
          </table:table-cell>
          <table:table-cell/>
        </table:table-row>
        <table:table-row table:style-name="ro1">
          <table:table-cell office:value-type="string" calcext:value-type="string">
            <text:p>adh</text:p>
          </table:table-cell>
          <table:table-cell office:value-type="string" calcext:value-type="string">
            <text:p>PHQ</text:p>
          </table:table-cell>
          <table:table-cell office:value-type="float" office:value="0.617692244" calcext:value-type="float">
            <text:p>0.617692244</text:p>
          </table:table-cell>
          <table:table-cell office:value-type="float" office:value="0.615409655" calcext:value-type="float">
            <text:p>0.615409655</text:p>
          </table:table-cell>
          <table:table-cell office:value-type="float" office:value="0.616550949" calcext:value-type="float">
            <text:p>0.616550949</text:p>
          </table:table-cell>
          <table:table-cell office:value-type="float" office:value="0.001614034" calcext:value-type="float">
            <text:p>0.001614034</text:p>
          </table:table-cell>
          <table:table-cell office:value-type="float" office:value="0.26" calcext:value-type="float">
            <text:p>0.26</text:p>
          </table:table-cell>
          <table:table-cell/>
        </table:table-row>
        <table:table-row table:style-name="ro1">
          <table:table-cell office:value-type="string" calcext:value-type="string">
            <text:p>adh</text:p>
          </table:table-cell>
          <table:table-cell office:value-type="string" calcext:value-type="string">
            <text:p>PXQ</text:p>
          </table:table-cell>
          <table:table-cell office:value-type="float" office:value="0.416031214" calcext:value-type="float">
            <text:p>0.416031214</text:p>
          </table:table-cell>
          <table:table-cell office:value-type="float" office:value="0.431915841" calcext:value-type="float">
            <text:p>0.431915841</text:p>
          </table:table-cell>
          <table:table-cell office:value-type="float" office:value="0.423973527" calcext:value-type="float">
            <text:p>0.423973527</text:p>
          </table:table-cell>
          <table:table-cell office:value-type="float" office:value="0.011232128" calcext:value-type="float">
            <text:p>0.011232128</text:p>
          </table:table-cell>
          <table:table-cell office:value-type="float" office:value="2.65" calcext:value-type="float">
            <text:p>2.65</text:p>
          </table:table-cell>
          <table:table-cell/>
        </table:table-row>
        <table:table-row table:style-name="ro1">
          <table:table-cell office:value-type="string" calcext:value-type="string">
            <text:p>blg</text:p>
          </table:table-cell>
          <table:table-cell office:value-type="string" calcext:value-type="string">
            <text:p>CQ</text:p>
          </table:table-cell>
          <table:table-cell office:value-type="float" office:value="0.55965025" calcext:value-type="float">
            <text:p>0.55965025</text:p>
          </table:table-cell>
          <table:table-cell office:value-type="float" office:value="0.553582632" calcext:value-type="float">
            <text:p>0.553582632</text:p>
          </table:table-cell>
          <table:table-cell office:value-type="float" office:value="0.556616441" calcext:value-type="float">
            <text:p>0.556616441</text:p>
          </table:table-cell>
          <table:table-cell office:value-type="float" office:value="0.004290453" calcext:value-type="float">
            <text:p>0.004290453</text:p>
          </table:table-cell>
          <table:table-cell office:value-type="float" office:value="0.77" calcext:value-type="float">
            <text:p>0.77</text:p>
          </table:table-cell>
          <table:table-cell/>
        </table:table-row>
        <table:table-row table:style-name="ro1">
          <table:table-cell office:value-type="string" calcext:value-type="string">
            <text:p>blg</text:p>
          </table:table-cell>
          <table:table-cell office:value-type="string" calcext:value-type="string">
            <text:p>PHQ</text:p>
          </table:table-cell>
          <table:table-cell office:value-type="float" office:value="0.63711729" calcext:value-type="float">
            <text:p>0.63711729</text:p>
          </table:table-cell>
          <table:table-cell office:value-type="float" office:value="0.623460328" calcext:value-type="float">
            <text:p>0.623460328</text:p>
          </table:table-cell>
          <table:table-cell office:value-type="float" office:value="0.630288809" calcext:value-type="float">
            <text:p>0.630288809</text:p>
          </table:table-cell>
          <table:table-cell office:value-type="float" office:value="0.00965693" calcext:value-type="float">
            <text:p>0.00965693</text:p>
          </table:table-cell>
          <table:table-cell office:value-type="float" office:value="1.53" calcext:value-type="float">
            <text:p>1.53</text:p>
          </table:table-cell>
          <table:table-cell/>
        </table:table-row>
        <table:table-row table:style-name="ro1">
          <table:table-cell office:value-type="string" calcext:value-type="string">
            <text:p>blg</text:p>
          </table:table-cell>
          <table:table-cell office:value-type="string" calcext:value-type="string">
            <text:p>PXQ</text:p>
          </table:table-cell>
          <table:table-cell office:value-type="float" office:value="0.429202" calcext:value-type="float">
            <text:p>0.429202</text:p>
          </table:table-cell>
          <table:table-cell office:value-type="float" office:value="0.42990742" calcext:value-type="float">
            <text:p>0.42990742</text:p>
          </table:table-cell>
          <table:table-cell office:value-type="float" office:value="0.42955471" calcext:value-type="float">
            <text:p>0.42955471</text:p>
          </table:table-cell>
          <table:table-cell office:value-type="float" office:value="0.000498807" calcext:value-type="float">
            <text:p>0.000498807</text:p>
          </table:table-cell>
          <table:table-cell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CQ</text:p>
          </table:table-cell>
          <table:table-cell office:value-type="float" office:value="0.51686478" calcext:value-type="float">
            <text:p>0.51686478</text:p>
          </table:table-cell>
          <table:table-cell office:value-type="float" office:value="0.605369938" calcext:value-type="float">
            <text:p>0.605369938</text:p>
          </table:table-cell>
          <table:table-cell office:value-type="float" office:value="0.561117359" calcext:value-type="float">
            <text:p>0.561117359</text:p>
          </table:table-cell>
          <table:table-cell office:value-type="float" office:value="0.062582597" calcext:value-type="float">
            <text:p>0.062582597</text:p>
          </table:table-cell>
          <table:table-cell office:value-type="float" office:value="11.15" calcext:value-type="float">
            <text:p>11.15</text:p>
          </table:table-cell>
          <table:table-cell/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PHQ</text:p>
          </table:table-cell>
          <table:table-cell office:value-type="float" office:value="0.585159765" calcext:value-type="float">
            <text:p>0.585159765</text:p>
          </table:table-cell>
          <table:table-cell office:value-type="float" office:value="0.579387016" calcext:value-type="float">
            <text:p>0.579387016</text:p>
          </table:table-cell>
          <table:table-cell office:value-type="float" office:value="0.58227339" calcext:value-type="float">
            <text:p>0.58227339</text:p>
          </table:table-cell>
          <table:table-cell office:value-type="float" office:value="0.00408195" calcext:value-type="float">
            <text:p>0.00408195</text:p>
          </table:table-cell>
          <table:table-cell office:value-type="float" office:value="0.7" calcext:value-type="float">
            <text:p>0.7</text:p>
          </table:table-cell>
          <table:table-cell/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PXQ</text:p>
          </table:table-cell>
          <table:table-cell office:value-type="float" office:value="0.399624586" calcext:value-type="float">
            <text:p>0.399624586</text:p>
          </table:table-cell>
          <table:table-cell office:value-type="float" office:value="0.41263732" calcext:value-type="float">
            <text:p>0.41263732</text:p>
          </table:table-cell>
          <table:table-cell office:value-type="float" office:value="0.406130953" calcext:value-type="float">
            <text:p>0.406130953</text:p>
          </table:table-cell>
          <table:table-cell office:value-type="float" office:value="0.009201392" calcext:value-type="float">
            <text:p>0.009201392</text:p>
          </table:table-cell>
          <table:table-cell office:value-type="float" office:value="2.27" calcext:value-type="float">
            <text:p>2.27</text:p>
          </table:table-cell>
          <table:table-cell/>
        </table:table-row>
        <table:table-row table:style-name="ro1">
          <table:table-cell office:value-type="string" calcext:value-type="string">
            <text:p>ova</text:p>
          </table:table-cell>
          <table:table-cell office:value-type="string" calcext:value-type="string">
            <text:p>CQ</text:p>
          </table:table-cell>
          <table:table-cell office:value-type="float" office:value="0.58966712" calcext:value-type="float">
            <text:p>0.58966712</text:p>
          </table:table-cell>
          <table:table-cell office:value-type="float" office:value="0.552807292" calcext:value-type="float">
            <text:p>0.552807292</text:p>
          </table:table-cell>
          <table:table-cell office:value-type="float" office:value="0.571237206" calcext:value-type="float">
            <text:p>0.571237206</text:p>
          </table:table-cell>
          <table:table-cell office:value-type="float" office:value="0.026063835" calcext:value-type="float">
            <text:p>0.026063835</text:p>
          </table:table-cell>
          <table:table-cell office:value-type="float" office:value="4.56" calcext:value-type="float">
            <text:p>4.56</text:p>
          </table:table-cell>
          <table:table-cell/>
        </table:table-row>
        <table:table-row table:style-name="ro1">
          <table:table-cell office:value-type="string" calcext:value-type="string">
            <text:p>ova</text:p>
          </table:table-cell>
          <table:table-cell office:value-type="string" calcext:value-type="string">
            <text:p>PHQ</text:p>
          </table:table-cell>
          <table:table-cell office:value-type="float" office:value="0.612794203" calcext:value-type="float">
            <text:p>0.612794203</text:p>
          </table:table-cell>
          <table:table-cell office:value-type="float" office:value="0.609467238" calcext:value-type="float">
            <text:p>0.609467238</text:p>
          </table:table-cell>
          <table:table-cell office:value-type="float" office:value="0.611130721" calcext:value-type="float">
            <text:p>0.611130721</text:p>
          </table:table-cell>
          <table:table-cell office:value-type="float" office:value="0.00235252" calcext:value-type="float">
            <text:p>0.00235252</text:p>
          </table:table-cell>
          <table:table-cell office:value-type="float" office:value="0.38" calcext:value-type="float">
            <text:p>0.38</text:p>
          </table:table-cell>
          <table:table-cell/>
        </table:table-row>
        <table:table-row table:style-name="ro1">
          <table:table-cell office:value-type="string" calcext:value-type="string">
            <text:p>ova</text:p>
          </table:table-cell>
          <table:table-cell office:value-type="string" calcext:value-type="string">
            <text:p>PXQ</text:p>
          </table:table-cell>
          <table:table-cell office:value-type="float" office:value="0.444717757" calcext:value-type="float">
            <text:p>0.444717757</text:p>
          </table:table-cell>
          <table:table-cell office:value-type="float" office:value="0.405993486" calcext:value-type="float">
            <text:p>0.405993486</text:p>
          </table:table-cell>
          <table:table-cell office:value-type="float" office:value="0.425355622" calcext:value-type="float">
            <text:p>0.425355622</text:p>
          </table:table-cell>
          <table:table-cell office:value-type="float" office:value="0.027382194" calcext:value-type="float">
            <text:p>0.027382194</text:p>
          </table:table-cell>
          <table:table-cell office:value-type="float" office:value="6.44" calcext:value-type="float">
            <text:p>6.44</text:p>
          </table:table-cell>
          <table:table-cell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" office:value-type="string" calcext:value-type="string">
            <text:p>Comparison of CADET and flow-through measured total porosities and phase ratio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ADET</text:p>
          </table:table-cell>
          <table:table-cell/>
          <table:table-cell office:value-type="string" calcext:value-type="string">
            <text:p>Flow-through meausr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in</text:p>
          </table:table-cell>
          <table:table-cell office:value-type="string" calcext:value-type="string">
            <text:p>Protein</text:p>
          </table:table-cell>
          <table:table-cell office:value-type="string" calcext:value-type="string">
            <text:p>Total porosity (eps_t)</text:p>
          </table:table-cell>
          <table:table-cell office:value-type="string" calcext:value-type="string">
            <text:p>Phase ratio (dimensionless)</text:p>
          </table:table-cell>
          <table:table-cell office:value-type="string" calcext:value-type="string">
            <text:p>Total porosity (eps_t)</text:p>
          </table:table-cell>
          <table:table-cell office:value-type="string" calcext:value-type="string">
            <text:p>Phase ratio (dimensionless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pto Q</text:p>
          </table:table-cell>
          <table:table-cell office:value-type="string" calcext:value-type="string">
            <text:p>ADH</text:p>
          </table:table-cell>
          <table:table-cell office:value-type="float" office:value="0.61" calcext:value-type="float">
            <text:p>0.61</text:p>
          </table:table-cell>
          <table:table-cell office:value-type="float" office:value="0.64" calcext:value-type="float">
            <text:p>0.64</text:p>
          </table:table-cell>
          <table:table-cell office:value-type="float" office:value="0.43" calcext:value-type="float">
            <text:p>0.43</text:p>
          </table:table-cell>
          <table:table-cell office:value-type="float" office:value="1.34" calcext:value-type="float">
            <text:p>1.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pto Q</text:p>
          </table:table-cell>
          <table:table-cell office:value-type="string" calcext:value-type="string">
            <text:p>BLB</text:p>
          </table:table-cell>
          <table:table-cell office:value-type="float" office:value="0.62" calcext:value-type="float">
            <text:p>0.62</text:p>
          </table:table-cell>
          <table:table-cell office:value-type="float" office:value="0.61" calcext:value-type="float">
            <text:p>0.61</text:p>
          </table:table-cell>
          <table:table-cell office:value-type="float" office:value="0.54" calcext:value-type="float">
            <text:p>0.54</text:p>
          </table:table-cell>
          <table:table-cell office:value-type="float" office:value="0.84" calcext:value-type="float">
            <text:p>0.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pto Q</text:p>
          </table:table-cell>
          <table:table-cell office:value-type="string" calcext:value-type="string">
            <text:p>CAT</text:p>
          </table:table-cell>
          <table:table-cell office:value-type="float" office:value="0.52" calcext:value-type="float">
            <text:p>0.52</text:p>
          </table:table-cell>
          <table:table-cell office:value-type="float" office:value="0.91" calcext:value-type="float">
            <text:p>0.91</text:p>
          </table:table-cell>
          <table:table-cell office:value-type="float" office:value="0.55" calcext:value-type="float">
            <text:p>0.55</text:p>
          </table:table-cell>
          <table:table-cell office:value-type="float" office:value="0.82" calcext:value-type="float">
            <text:p>0.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pto Q</text:p>
          </table:table-cell>
          <table:table-cell office:value-type="string" calcext:value-type="string">
            <text:p>OVA</text:p>
          </table:table-cell>
          <table:table-cell office:value-type="float" office:value="0.61" calcext:value-type="float">
            <text:p>0.61</text:p>
          </table:table-cell>
          <table:table-cell office:value-type="float" office:value="0.64" calcext:value-type="float">
            <text:p>0.64</text:p>
          </table:table-cell>
          <table:table-cell office:value-type="float" office:value="0.56" calcext:value-type="float">
            <text:p>0.56</text:p>
          </table:table-cell>
          <table:table-cell office:value-type="float" office:value="0.79" calcext:value-type="float">
            <text:p>0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ROS 50 HQ</text:p>
          </table:table-cell>
          <table:table-cell office:value-type="string" calcext:value-type="string">
            <text:p>ADH</text:p>
          </table:table-cell>
          <table:table-cell office:value-type="float" office:value="0.7" calcext:value-type="float">
            <text:p>0.7</text:p>
          </table:table-cell>
          <table:table-cell office:value-type="float" office:value="0.43" calcext:value-type="float">
            <text:p>0.43</text:p>
          </table:table-cell>
          <table:table-cell office:value-type="float" office:value="0.73" calcext:value-type="float">
            <text:p>0.73</text:p>
          </table:table-cell>
          <table:table-cell office:value-type="float" office:value="0.36" calcext:value-type="float">
            <text:p>0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ROS 50 HQ</text:p>
          </table:table-cell>
          <table:table-cell office:value-type="string" calcext:value-type="string">
            <text:p>BLB</text:p>
          </table:table-cell>
          <table:table-cell office:value-type="float" office:value="0.69" calcext:value-type="float">
            <text:p>0.69</text:p>
          </table:table-cell>
          <table:table-cell office:value-type="float" office:value="0.46" calcext:value-type="float">
            <text:p>0.46</text:p>
          </table:table-cell>
          <table:table-cell office:value-type="float" office:value="0.75" calcext:value-type="float">
            <text:p>0.75</text:p>
          </table:table-cell>
          <table:table-cell office:value-type="float" office:value="0.34" calcext:value-type="float">
            <text:p>0.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ROS 50 HQ</text:p>
          </table:table-cell>
          <table:table-cell office:value-type="string" calcext:value-type="string">
            <text:p>CAT</text:p>
          </table:table-cell>
          <table:table-cell office:value-type="float" office:value="0.7" calcext:value-type="float">
            <text:p>0.7</text:p>
          </table:table-cell>
          <table:table-cell office:value-type="float" office:value="0.44" calcext:value-type="float">
            <text:p>0.44</text:p>
          </table:table-cell>
          <table:table-cell office:value-type="float" office:value="0.69" calcext:value-type="float">
            <text:p>0.69</text:p>
          </table:table-cell>
          <table:table-cell office:value-type="float" office:value="0.45" calcext:value-type="float">
            <text:p>0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ROS 50 HQ</text:p>
          </table:table-cell>
          <table:table-cell office:value-type="string" calcext:value-type="string">
            <text:p>OVA</text:p>
          </table:table-cell>
          <table:table-cell office:value-type="float" office:value="0.68" calcext:value-type="float">
            <text:p>0.68</text:p>
          </table:table-cell>
          <table:table-cell office:value-type="float" office:value="0.47" calcext:value-type="float">
            <text:p>0.47</text:p>
          </table:table-cell>
          <table:table-cell office:value-type="float" office:value="0.73" calcext:value-type="float">
            <text:p>0.73</text:p>
          </table:table-cell>
          <table:table-cell office:value-type="float" office:value="0.38" calcext:value-type="float">
            <text:p>0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ROS XQ</text:p>
          </table:table-cell>
          <table:table-cell office:value-type="string" calcext:value-type="string">
            <text:p>ADH</text:p>
          </table:table-cell>
          <table:table-cell office:value-type="float" office:value="0.52" calcext:value-type="float">
            <text:p>0.52</text:p>
          </table:table-cell>
          <table:table-cell office:value-type="float" office:value="0.91" calcext:value-type="float">
            <text:p>0.91</text:p>
          </table:table-cell>
          <table:table-cell office:value-type="float" office:value="0.49" calcext:value-type="float">
            <text:p>0.49</text:p>
          </table:table-cell>
          <table:table-cell office:value-type="float" office:value="1.03" calcext:value-type="float">
            <text:p>1.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ROS XQ</text:p>
          </table:table-cell>
          <table:table-cell office:value-type="string" calcext:value-type="string">
            <text:p>BLB</text:p>
          </table:table-cell>
          <table:table-cell office:value-type="float" office:value="0.57" calcext:value-type="float">
            <text:p>0.57</text:p>
          </table:table-cell>
          <table:table-cell office:value-type="float" office:value="0.76" calcext:value-type="float">
            <text:p>0.76</text:p>
          </table:table-cell>
          <table:table-cell office:value-type="float" office:value="0.5" calcext:value-type="float">
            <text:p>0.5</text:p>
          </table:table-cell>
          <table:table-cell office:value-type="float" office:value="1.01" calcext:value-type="float">
            <text:p>1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ROS XQ</text:p>
          </table:table-cell>
          <table:table-cell office:value-type="string" calcext:value-type="string">
            <text:p>CAT</text:p>
          </table:table-cell>
          <table:table-cell office:value-type="float" office:value="0.52" calcext:value-type="float">
            <text:p>0.52</text:p>
          </table:table-cell>
          <table:table-cell office:value-type="float" office:value="0.94" calcext:value-type="float">
            <text:p>0.94</text:p>
          </table:table-cell>
          <table:table-cell office:value-type="float" office:value="0.47" calcext:value-type="float">
            <text:p>0.47</text:p>
          </table:table-cell>
          <table:table-cell office:value-type="float" office:value="1.12" calcext:value-type="float">
            <text:p>1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ROS XQ</text:p>
          </table:table-cell>
          <table:table-cell office:value-type="string" calcext:value-type="string">
            <text:p>OVA</text:p>
          </table:table-cell>
          <table:table-cell office:value-type="float" office:value="0.55" calcext:value-type="float">
            <text:p>0.55</text:p>
          </table:table-cell>
          <table:table-cell office:value-type="float" office:value="0.81" calcext:value-type="float">
            <text:p>0.81</text:p>
          </table:table-cell>
          <table:table-cell office:value-type="float" office:value="0.49" calcext:value-type="float">
            <text:p>0.49</text:p>
          </table:table-cell>
          <table:table-cell office:value-type="float" office:value="1.03" calcext:value-type="float">
            <text:p>1.03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To d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et error estimates on eps_t and phi (and explain everything to Bramie)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orrect the two k' values for ova on caq (that had a typo in the Excel formula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S (M)</text:p>
          </table:table-cell>
          <table:table-cell office:value-type="string" calcext:value-type="string">
            <text:p>Correct k'</text:p>
          </table:table-cell>
          <table:table-cell office:value-type="string" calcext:value-type="string">
            <text:p>Previous erroneous k'</text:p>
          </table:table-cell>
          <table:table-cell table:number-columns-repeated="5"/>
        </table:table-row>
        <table:table-row table:style-name="ro1">
          <table:table-cell office:value-type="float" office:value="0.1941605" calcext:value-type="float">
            <text:p>0.1941605</text:p>
          </table:table-cell>
          <table:table-cell office:value-type="float" office:value="5.165080708" calcext:value-type="float">
            <text:p>5.165080708</text:p>
          </table:table-cell>
          <table:table-cell office:value-type="float" office:value="6.165080708" calcext:value-type="float">
            <text:p>6.165080708</text:p>
          </table:table-cell>
          <table:table-cell table:number-columns-repeated="5"/>
        </table:table-row>
        <table:table-row table:style-name="ro1">
          <table:table-cell office:value-type="float" office:value="0.143217" calcext:value-type="float">
            <text:p>0.143217</text:p>
          </table:table-cell>
          <table:table-cell office:value-type="float" office:value="30.02202117" calcext:value-type="float">
            <text:p>30.02202117</text:p>
          </table:table-cell>
          <table:table-cell office:value-type="float" office:value="31.02202117" calcext:value-type="float">
            <text:p>31.02202117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Use the flow-through measured phase ratios and update Keq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7">00/00/0000</text:date>, <text:time style:data-style-name="N2" text:time-value="23:15:15.2471992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9-17T10:11:43.438709723</dc:date>
    <meta:editing-duration>PT11H17M7S</meta:editing-duration>
    <meta:editing-cycles>6</meta:editing-cycles>
    <meta:generator>LibreOffice/7.1.5.2$Linux_X86_64 LibreOffice_project/10$Build-2</meta:generator>
    <meta:document-statistic meta:table-count="1" meta:cell-count="397" meta:object-count="0"/>
  </office:meta>
</office:document-meta>
</file>